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9.233cm" fo:min-width="18.55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16.264cm"/>
    </style:style>
    <style:style style:name="gr3" style:family="graphic" style:parent-style-name="standard">
      <style:graphic-properties draw:fill="solid" draw:fill-color="#72cf98" draw:textarea-horizontal-align="justify" draw:textarea-vertical-align="middle" draw:auto-grow-height="false" fo:min-height="3.052cm" fo:min-width="16.264cm"/>
    </style:style>
    <style:style style:name="gr4" style:family="graphic" style:parent-style-name="standard">
      <style:graphic-properties draw:fill="solid" draw:fill-color="#72cf98" draw:textarea-horizontal-align="justify" draw:textarea-vertical-align="middle" draw:auto-grow-height="false" fo:min-height="9.148cm" fo:min-width="16.26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9.148cm" fo:min-width="7.12cm"/>
    </style:style>
    <style:style style:name="gr7" style:family="graphic" style:parent-style-name="standard">
      <style:graphic-properties draw:textarea-horizontal-align="justify" draw:textarea-vertical-align="middle" draw:auto-grow-height="false" fo:min-height="9.148cm" fo:min-width="7.3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72cf98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="solid" draw:fill-color="#72cf98"/>
      <style:paragraph-properties fo:text-align="center"/>
      <style:text-properties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custom-shape draw:style-name="gr1" draw:text-style-name="P2" draw:layer="layout" svg:width="19.05cm" svg:height="19.483cm" svg:x="5.08cm" svg:y="0.8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764cm" svg:height="3.302cm" svg:x="5.842cm" svg:y="2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764cm" svg:height="3.302cm" svg:x="5.842cm" svg:y="2.286cm">
          <text:p text:style-name="P3"><text:span text:style-name="T1">Titul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764cm" svg:height="9.398cm" svg:x="5.842cm" svg:y="5.842cm">
          <text:p text:style-name="P5">Lista de mensajes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6.764cm" svg:height="3.302cm" svg:x="5.842cm" svg:y="15.748cm">
          <text:p text:style-name="P5">Nuevo mensaj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2" draw:layer="layout" svg:width="7.62cm" svg:height="9.398cm" svg:x="3.302cm" svg:y="6.35cm">
          <text:p text:style-name="P2">Browser<text:line-break/>ReactJS UI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874cm" svg:height="9.398cm" svg:x="16.764cm" svg:y="6.35cm">
          <text:p text:style-name="P2">Server</text:p>
          <text:p text:style-name="P2">Jersey REST service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0.922cm" svg:y1="10.668cm" svg:x2="16.764cm" svg:y2="10.668cm">
          <text:p/>
        </draw:line>
        <draw:frame draw:style-name="gr9" draw:text-style-name="P8" draw:layer="layout" svg:width="2.619cm" svg:height="2.36cm" svg:x="12.367cm" svg:y="8.562cm">
          <draw:text-box>
            <text:p>HTTP<text:line-break/>(REST)<text:line-break/></text:p>
          </draw:text-box>
        </draw:frame>
        <draw:frame draw:style-name="gr10" draw:text-style-name="P9" draw:layer="layout" svg:width="4.826cm" svg:height="1.421cm" svg:x="11.176cm" svg:y="10.922cm">
          <draw:text-box>
            <text:p><text:span text:style-name="T2">/chatbot/chatservice/?conversationMsg=Hola&amp;conversationCtx=Contexto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8:02:55.033203681</meta:creation-date>
    <dc:date>2019-03-01T15:07:14.478348584</dc:date>
    <meta:editing-duration>PT20H43M59S</meta:editing-duration>
    <meta:editing-cycles>1</meta:editing-cycles>
    <meta:document-statistic meta:object-count="37"/>
    <meta:generator>LibreOffice/5.3.6.1$Linux_X86_64 LibreOffice_project/30$Build-1</meta:generator>
  </office:meta>
</office:document-meta>
</file>